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8b2c1"/>
    </style:style>
    <style:style style:name="P2" style:family="paragraph" style:parent-style-name="Standard">
      <style:text-properties officeooo:paragraph-rsid="000aac1b"/>
    </style:style>
    <style:style style:name="P3" style:family="paragraph" style:parent-style-name="Standard">
      <style:paragraph-properties fo:text-align="center" style:justify-single-word="false"/>
      <style:text-properties officeooo:paragraph-rsid="000aac1b"/>
    </style:style>
    <style:style style:name="P4" style:family="paragraph" style:parent-style-name="List_20_Paragraph" style:list-style-name="WWNum1">
      <style:text-properties fo:font-weight="bold" style:font-weight-asian="bold"/>
    </style:style>
    <style:style style:name="P5" style:family="paragraph" style:parent-style-name="List_20_Paragraph" style:list-style-name="WWNum1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color="#0000ff" style:font-name="Calibri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T2" style:family="text">
      <style:text-properties officeooo:rsid="0008880f"/>
    </style:style>
    <style:style style:name="T3" style:family="text">
      <style:text-properties officeooo:rsid="0008b2c1"/>
    </style:style>
    <style:style style:name="T4" style:family="text">
      <style:text-properties style:font-name="Calibri1" fo:font-size="11pt" style:font-name-asian="Times New Roman1" style:font-size-asian="11pt" style:font-name-complex="Times New Roman1" style:font-size-complex="11pt"/>
    </style:style>
    <style:style style:name="T5" style:family="text">
      <style:text-properties style:font-name="Calibri1" fo:font-size="11pt" officeooo:rsid="000aac1b" style:font-name-asian="Times New Roman1" style:font-size-asian="11pt" style:font-name-complex="Times New Roman1" style:font-size-complex="11pt"/>
    </style:style>
    <style:style style:name="T6" style:family="text">
      <style:text-properties style:font-name="Calibri1" fo:font-size="11pt" fo:font-style="italic" style:font-name-asian="Times New Roman1" style:font-size-asian="11pt" style:font-style-asian="italic" style:font-name-complex="Times New Roman1" style:font-size-complex="11pt" style:font-style-complex="italic"/>
    </style:style>
    <style:style style:name="T7" style:family="text">
      <style:text-properties style:font-name="Calibri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49419650247012463" text:style-name="WWNum1">
        <text:list-item>
          <text:p text:style-name="P5">Čo robí vrstva prenosu? </text:p>
        </text:list-item>
      </text:list>
      <text:p text:style-name="Standard">Základnou úlohou transportnej vrstvy je prenos signálu z jedného bodu do iného vzdialeného bodu bez skreslenia. Poskytuje funkciu multiplexu.</text:p>
      <text:list xml:id="list190152643305777" text:continue-numbering="true" text:style-name="WWNum1">
        <text:list-item>
          <text:p text:style-name="P4">Čo je to asociatívnosť?</text:p>
        </text:list-item>
      </text:list>
      <text:p text:style-name="P2"><text:span text:style-name="T4">Hovoríme, že </text:span><text:a xlink:type="simple" xlink:href="http://sk.wikipedia.org/wiki/Binárna_operácia" text:style-name="Internet_20_link" text:visited-style-name="Visited_20_Internet_20_Link"><text:span text:style-name="T1">binárna operácia</text:span></text:a><text:span text:style-name="T4"> </text:span><text:span text:style-name="T4"><draw:frame draw:style-name="fr2" draw:name="Object3" text:anchor-type="as-char" svg:y="-0.1516in" svg:width="0.3866in" svg:height="0.169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 na </text:span><text:a xlink:type="simple" xlink:href="http://sk.wikipedia.org/wiki/Množina" text:style-name="Internet_20_link" text:visited-style-name="Visited_20_Internet_20_Link"><text:span text:style-name="T1">množine</text:span></text:a><text:span text:style-name="T4"> </text:span><text:span text:style-name="T6">M</text:span><text:span text:style-name="T4"> je </text:span><text:span text:style-name="T7">asociatívna</text:span><text:span text:style-name="T4">, ak plat</text:span><text:span text:style-name="T5">í:</text:span></text:p>
      <text:p text:style-name="P3"><draw:frame draw:style-name="fr2" draw:name="Object2" text:anchor-type="as-char" svg:y="-0.152in" svg:width="3.0047in" svg:height="0.2571in" draw:z-index="1"><draw:object xlink:href="./Object 2" xlink:type="simple" xlink:show="embed" xlink:actuate="onLoad"/><draw:image xlink:href="./ObjectReplacements/Object 2" xlink:type="simple" xlink:show="embed" xlink:actuate="onLoad"/></draw:frame></text:p>
      <text:list xml:id="list190152567413554" text:continue-numbering="true" text:style-name="WWNum1">
        <text:list-item>
          <text:p text:style-name="P4">Čo je to syndóm?</text:p>
        </text:list-item>
      </text:list>
      <text:p text:style-name="P1">Je to vektor hodnôt jednotlivých kontrolných súm. Predstavuje pozíciu chyby v kódovom slove reprezentovan<text:span text:style-name="T2">ú ako binárne číslo.</text:span> <text:span text:style-name="T3">P</text:span>okia<text:span text:style-name="T3">ľ sa syndróm rovná nulovému vektoru</text:span>, znamená to, <text:span text:style-name="T3">ž</text:span>e kódové slovo bolo prijaté <text:span text:style-name="T3">bez chyby.</text:span></text:p>
      <text:list xml:id="list190152839907507" text:continue-numbering="true" text:style-name="WWNum1">
        <text:list-item>
          <text:p text:style-name="P4">Čo je to multiplex?</text:p>
        </text:list-item>
      </text:list>
      <text:p text:style-name="P1"><text:span text:style-name="T3">Multiplex je spôsob, ako prenášať jedným kanálom signály z viacerých zdrojov. </text:span>Sign<text:span text:style-name="T3">á</text:span>lny priestor rozdel<text:span text:style-name="T3">í</text:span>me na disjunktné podpriestory a ka<text:span text:style-name="T3">ž</text:span>dému zdroju pridelíme práve jeden s tychto podpriestorov. Jednotliv<text:span text:style-name="T3">é</text:span> signály sa sčítaju a po prenose ich m<text:span text:style-name="T3">ôž</text:span>eme od seba oddeli<text:span text:style-name="T3">ť</text:span>.</text:p>
      <text:list xml:id="list190152252091234" text:continue-numbering="true" text:style-name="WWNum1">
        <text:list-item>
          <text:p text:style-name="P4">Čo je modulácia?</text:p>
        </text:list-item>
      </text:list>
      <text:p text:style-name="Standard">Ozna<text:span text:style-name="T3">č</text:span>ovanie signálov príznakm<text:span text:style-name="T3">i</text:span> v procese multiplexu.</text:p>
      <text:list xml:id="list190152546965490" text:continue-numbering="true" text:style-name="WWNum1">
        <text:list-item>
          <text:p text:style-name="P4">Rozdelenie prenosovych kanalov? </text:p>
        </text:list-item>
      </text:list>
      <text:p text:style-name="P1">Delia sa na lineárne a nelineárne kanály.</text:p>
      <text:p text:style-name="P1">Line<text:span text:style-name="T3">á</text:span>rne kan<text:span text:style-name="T3">á</text:span>ly menia line<text:span text:style-name="T3">á</text:span>rne parametre prenosu.</text:p>
      <text:p text:style-name="Standard">Neline<text:span text:style-name="T3">á</text:span>rne kan<text:span text:style-name="T3">á</text:span>ly vytv<text:span text:style-name="T3">á</text:span>raju nové zlo<text:span text:style-name="T3">ž</text:span>ky v spektre.</text:p>
      <text:list xml:id="list190152291849066" text:continue-numbering="true" text:style-name="WWNum1">
        <text:list-item>
          <text:p text:style-name="P4">Ako sa delia šumy?</text:p>
        </text:list-item>
      </text:list>
      <text:p text:style-name="Standard">Sekven<text:span text:style-name="T3">č</text:span>n<text:span text:style-name="T3">é</text:span>, detek<text:span text:style-name="T3">č</text:span>n<text:span text:style-name="T3">é</text:span>, blokov<text:span text:style-name="T3">é</text:span>, cyklick<text:span text:style-name="T3">é</text:span></text:p>
      <text:list xml:id="list190152941856233" text:continue-numbering="true" text:style-name="WWNum1">
        <text:list-item>
          <text:p text:style-name="P4">čo je to ortogonálna báza?</text:p>
        </text:list-item>
      </text:list>
      <text:p text:style-name="P1">Dva signály F a F´ voláme ortogonálne, ak s<text:span text:style-name="T3">ú</text:span> na seba kolmé <text:span text:style-name="T3">t.j., keď ich skalárny súčin je nulový</text:span><draw:frame draw:style-name="fr1" draw:name="Object1" text:anchor-type="as-char" svg:y="-0.152in" svg:width="0.8083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190151914249978" text:continue-numbering="true" text:style-name="WWNum1">
        <text:list-item>
          <text:p text:style-name="P4">Čo je to kódový priestor?</text:p>
        </text:list-item>
      </text:list>
      <text:p text:style-name="P1">Nech je daný signálový priestor alfa nad polom F(+,*). </text:p>
      <text:p text:style-name="P1">Ak pre každé f1,f2,f3 patrí do alfy a kde K patrí do F je daná realna funkcia f1,f2 patria F tak že platí: f1,f2=f2,f1 - symetria,, f1+f2,f3=f1,f3+f2,f3 -bilinearita,,f1,f2 <text:soft-page-break/>je &gt;= 0 - pozitívnosť <text:s text:c="2"/>,, <text:s text:c="8"/>potom funkciu <text:s/>f1,f2 nazývame skalarnym sucinom signálom f1,f2 a uvedeny signálny priestor kodovym signalovým priestorom.</text:p>
      <text:list xml:id="list190151726755091" text:continue-numbering="true" text:style-name="WWNum1">
        <text:list-item>
          <text:p text:style-name="P4">Binárne operacie nad realnymi cislami</text:p>
        </text:list-item>
      </text:list>
      <text:p text:style-name="Standard">Binarna operácia * na mnozine R je pravidlo, ktoré každému prvku množiny RxR priradí jedinečný prvok množiny R. Delenie nie je binárna operácia, lebo napr. 3/0 nam neda číslo z množiny realnych cis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k" fo:country="SK" style:letter-kerning="true" style:font-name-asian="DejaVu Sans" style:font-size-asian="11pt" style:language-asian="sk" style:country-asian="SK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1pt" fo:language="sk" fo:country="SK" style:letter-kerning="true" style:font-name-asian="DejaVu Sans" style:font-size-asian="11pt" style:language-asian="sk" style:country-asian="SK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Text_20_Body" style:display-name="Text Body" style:family="graphic" style:parent-style-name="Formula">
      <style:graphic-properties svg:width="0.2752in" svg:height="0.1201in" text:anchor-type="as-char" svg:y="-0.0598in" fo:margin-left="0.0791in" fo:margin-right="0.0791in" style:vertical-pos="from-top"/>
    </style:style>
    <style:style style:name="Subtitle" style:family="graphic" style:parent-style-name="Formula">
      <style:graphic-properties svg:width="0.2752in" svg:height="0.1201in" text:anchor-type="as-char" svg:y="-0.1819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johawk</meta:initial-creator>
    <meta:editing-cycles>20</meta:editing-cycles>
    <meta:creation-date>2013-05-18T09:22:00</meta:creation-date>
    <dc:date>2017-01-27T19:01:50.760639075</dc:date>
    <meta:editing-duration>PT19M58S</meta:editing-duration>
    <meta:generator>LibreOffice/4.3.3.2$Linux_X86_64 LibreOffice_project/430m0$Build-2</meta:generator>
    <meta:document-statistic meta:table-count="0" meta:image-count="0" meta:object-count="3" meta:page-count="2" meta:paragraph-count="24" meta:word-count="291" meta:character-count="1862" meta:non-whitespace-character-count="15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F</mi>
            <mi>,</mi>
            <mi>F</mi>
            <mi>'</mi>
          </mrow>
        </mrow>
        <mo fence="true" stretchy="false">)</mo>
      </mrow>
      <mo stretchy="false">=</mo>
      <mn>0</mn>
    </mrow>
    <annotation encoding="StarMath 5.0">( F, F' ) = 0</annotation>
  </semantics>
</math>
</file>

<file path=Object 2/content.xml><?xml version="1.0" encoding="utf-8"?>
<math xmlns="http://www.w3.org/1998/Math/MathML" display="block">
  <semantics>
    <mrow>
      <mo stretchy="false">∀</mo>
      <mi>a</mi>
      <mi>,</mi>
      <mi>b</mi>
      <mi>,</mi>
      <mrow>
        <mi>c</mi>
        <mo stretchy="false">∈</mo>
        <mi>M</mi>
      </mrow>
      <mi mathvariant="normal">:</mi>
      <mrow>
        <mo fence="true" stretchy="false">(</mo>
        <mrow>
          <mrow>
            <mi>a</mi>
            <mo stretchy="false">∘</mo>
            <mi>b</mi>
          </mrow>
        </mrow>
        <mo fence="true" stretchy="false">)</mo>
      </mrow>
      <mo stretchy="false">∘</mo>
      <mrow>
        <mi>c</mi>
        <mo stretchy="false">=</mo>
        <mi>a</mi>
      </mrow>
      <mo stretchy="false">∘</mo>
      <mrow>
        <mo fence="true" stretchy="false">(</mo>
        <mrow>
          <mrow>
            <mi>b</mi>
            <mo stretchy="false">∘</mo>
            <mi>c</mi>
          </mrow>
        </mrow>
        <mo fence="true" stretchy="false">)</mo>
      </mrow>
    </mrow>
    <annotation encoding="StarMath 5.0">forall a,b,c in M: ( a circ b ) circ c = a circ ( b circ c )</annotation>
  </semantics>
</math>
</file>

<file path=Object 3/content.xml><?xml version="1.0" encoding="utf-8"?>
<math xmlns="http://www.w3.org/1998/Math/MathML" display="block">
  <semantics>
    <mo stretchy="false">∘</mo>
    <annotation encoding="StarMath 5.0">circ</annotation>
  </semantics>
</math>
</file>